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1.815cm" svg:height="1.723cm" svg:x="5.776cm" svg:y="3.2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815cm" svg:height="1.723cm" svg:x="5.775cm" svg:y="7.07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815cm" svg:height="1.723cm" svg:x="8.676cm" svg:y="7.1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815cm" svg:height="1.723cm" svg:x="12.024cm" svg:y="11.00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815cm" svg:height="1.723cm" svg:x="8.676cm" svg:y="10.92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815cm" svg:height="1.723cm" svg:x="12.024cm" svg:y="14.806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9.584cm" svg:y1="10.923cm" svg:x2="9.584cm" svg:y2="8.846cm" draw:start-shape="id1" draw:start-glue-point="4" draw:end-shape="id2" draw:end-glue-point="8" svg:d="M9584 10923v-2077" svg:viewBox="0 0 1 2078">
          <text:p text:style-name="P1">1 <text:s text:c="2"/></text:p>
        </draw:connector>
        <draw:connector draw:style-name="gr3" draw:text-style-name="P1" draw:layer="layout" draw:type="line" svg:x1="12.932cm" svg:y1="14.806cm" svg:x2="12.932cm" svg:y2="12.729cm" draw:start-shape="id3" draw:start-glue-point="4" draw:end-shape="id4" draw:end-glue-point="8" svg:d="M12932 14806v-2077" svg:viewBox="0 0 1 2078">
          <text:p text:style-name="P1">1 <text:s text:c="2"/></text:p>
        </draw:connector>
        <draw:connector draw:style-name="gr3" draw:text-style-name="P1" draw:layer="layout" draw:type="line" svg:x1="6.683cm" svg:y1="7.071cm" svg:x2="6.684cm" svg:y2="4.946cm" draw:start-shape="id5" draw:start-glue-point="4" draw:end-shape="id6" draw:end-glue-point="8" svg:d="M6683 7071l1-2125" svg:viewBox="0 0 2 2126">
          <text:p text:style-name="P1"><text:s/>1 <text:s text:c="3"/></text:p>
        </draw:connector>
        <draw:connector draw:style-name="gr3" draw:text-style-name="P1" draw:layer="layout" draw:type="line" svg:x1="9.584cm" svg:y1="7.123cm" svg:x2="7.326cm" svg:y2="4.694cm" draw:start-shape="id2" draw:start-glue-point="4" draw:end-shape="id6" draw:end-glue-point="9" svg:d="M9584 7123l-2258-2429" svg:viewBox="0 0 2259 2430">
          <text:p text:style-name="P1"><text:s text:c="5"/>1</text:p>
        </draw:connector>
        <draw:connector draw:style-name="gr3" draw:text-style-name="P1" draw:layer="layout" draw:type="curve" svg:x1="12.932cm" svg:y1="11.006cm" svg:x2="7.591cm" svg:y2="4.085cm" draw:start-shape="id4" draw:start-glue-point="4" draw:end-shape="id6" draw:end-glue-point="10" svg:d="M12932 11006c0-4614-1780-6921-5341-6921" svg:viewBox="0 0 5342 6922">
          <text:p text:style-name="P1"><text:s text:c="29"/>2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5-19T18:23:39.010456705</dc:date>
    <dc:creator>elucterio </dc:creator>
    <meta:editing-duration>PT4H13M27S</meta:editing-duration>
    <meta:editing-cycles>22</meta:editing-cycles>
    <meta:generator>LibreOffice/4.2.8.2$Linux_X86_64 LibreOffice_project/420m0$Build-2</meta:generator>
    <meta:document-statistic meta:object-count="11"/>
  </office:meta>
</office:document-meta>
</file>